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0.9118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217in"/>
    </style:style>
    <style:style style:name="co6" style:family="table-column">
      <style:table-column-properties fo:break-before="auto" style:column-width="2.1161in"/>
    </style:style>
    <style:style style:name="co7" style:family="table-column">
      <style:table-column-properties fo:break-before="auto" style:column-width="4.4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key_d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rse Element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ponsible Part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1-28" calcext:value-type="date">
            <text:p>2025-01-2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ourse Overview &amp; Introduction to ML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04" calcext:value-type="date">
            <text:p>2025-02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Regression 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11" calcext:value-type="date">
            <text:p>2025-02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Regression I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25" calcext:value-type="date">
            <text:p>2025-02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Regression II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04" calcext:value-type="date">
            <text:p>2025-03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troduction to Classification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11" calcext:value-type="date">
            <text:p>2025-03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lassification 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18" calcext:value-type="date">
            <text:p>2025-03-1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lassification I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25" calcext:value-type="date">
            <text:p>2025-03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Ensemble Learning &amp; Resampling Method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01" calcext:value-type="date">
            <text:p>2025-04-0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ree-Based Method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08" calcext:value-type="date">
            <text:p>2025-04-0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troduction to Unsupervised Learning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22" calcext:value-type="date">
            <text:p>2025-04-22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Unsupervised Learning 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29" calcext:value-type="date">
            <text:p>2025-04-2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Unsupervised Learning I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5-06" calcext:value-type="date">
            <text:p>2025-05-0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troduction to Generative Model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5-13" calcext:value-type="date">
            <text:p>2025-05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ourse Wrap-Up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2-18" calcext:value-type="date">
            <text:p>2025-02-18</text:p>
          </table:table-cell>
          <table:table-cell/>
          <table:table-cell office:value-type="string" calcext:value-type="string">
            <text:p>No class: Baruch on Monday Schedule (President's Day Make-Up)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04-15" calcext:value-type="date">
            <text:p>2025-04-15</text:p>
          </table:table-cell>
          <table:table-cell/>
          <table:table-cell office:value-type="string" calcext:value-type="string">
            <text:p>No class: Baruch Spring Reces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s</text:p>
          </table:table-cell>
          <table:table-cell table:formula="of:=[.E6]" office:value-type="date" office:date-value="2025-03-04" calcext:value-type="date">
            <text:p>2025-03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heory of Supervised Learning; Regression 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s</text:p>
          </table:table-cell>
          <table:table-cell table:formula="of:=[.E11]" office:value-type="date" office:date-value="2025-04-08" calcext:value-type="date">
            <text:p>2025-04-0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lassification; Ensemble Learning; Tree-Based Method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</text:p>
          </table:table-cell>
          <table:table-cell table:formula="of:=[.E14]" office:value-type="date" office:date-value="2025-05-06" calcext:value-type="date">
            <text:p>2025-05-0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Unsupervised Learning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table:formula="of:=[.E3]" office:value-type="date" office:date-value="2025-02-04" calcext:value-type="date">
            <text:p>2025-02-04</text:p>
          </table:table-cell>
          <table:table-cell/>
          <table:table-cell office:value-type="string" calcext:value-type="string">
            <text:p>Research Report I Released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s</text:p>
          </table:table-cell>
          <table:table-cell table:formula="of:=[.E18]+3" office:value-type="date" office:date-value="2025-03-07" calcext:value-type="date">
            <text:p>2025-03-07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Research Report I Due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E7]" office:value-type="date" office:date-value="2025-03-11" calcext:value-type="date">
            <text:p>2025-03-11</text:p>
          </table:table-cell>
          <table:table-cell/>
          <table:table-cell office:value-type="string" calcext:value-type="string">
            <text:p>Research Report II Released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s</text:p>
          </table:table-cell>
          <table:table-cell table:formula="of:=[.E19]+3" office:value-type="date" office:date-value="2025-04-11" calcext:value-type="date">
            <text:p>2025-04-11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Research Report II Due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E12]" office:value-type="date" office:date-value="2025-04-22" calcext:value-type="date">
            <text:p>2025-04-22</text:p>
          </table:table-cell>
          <table:table-cell/>
          <table:table-cell office:value-type="string" calcext:value-type="string">
            <text:p>Research Report III Released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</text:p>
          </table:table-cell>
          <table:table-cell table:formula="of:=[.E20]+3" office:value-type="date" office:date-value="2025-05-09" calcext:value-type="date">
            <text:p>2025-05-09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Research Report III Due</text:p>
          </table:table-cell>
        </table:table-row>
        <table:table-row table:style-name="ro1">
          <table:table-cell office:value-type="string" calcext:value-type="string">
            <text:p>Prediction Competition</text:p>
          </table:table-cell>
          <table:table-cell table:number-columns-repeated="2"/>
          <table:table-cell office:value-type="string" calcext:value-type="string">
            <text:p>Instructor</text:p>
          </table:table-cell>
          <table:table-cell table:style-name="Default" office:value-type="string" calcext:value-type="string">
            <text:p>TBD</text:p>
          </table:table-cell>
          <table:table-cell/>
          <table:table-cell office:value-type="string" calcext:value-type="string">
            <text:p>Prediction Competition Opened</text:p>
          </table:table-cell>
        </table:table-row>
        <table:table-row table:style-name="ro1">
          <table:table-cell office:value-type="string" calcext:value-type="string">
            <text:p>Prediction Competition</text:p>
          </table:table-cell>
          <table:table-cell table:number-columns-repeated="2"/>
          <table:table-cell office:value-type="string" calcext:value-type="string">
            <text:p>Students</text:p>
          </table:table-cell>
          <table:table-cell table:formula="of:=[.E15]" office:value-type="date" office:date-value="2025-05-13" calcext:value-type="date">
            <text:p>2025-05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-Class Presentations</text:p>
          </table:table-cell>
        </table:table-row>
        <table:table-row table:style-name="ro1">
          <table:table-cell office:value-type="string" calcext:value-type="string">
            <text:p>Prediction Competition</text:p>
          </table:table-cell>
          <table:table-cell table:number-columns-repeated="2"/>
          <table:table-cell office:value-type="string" calcext:value-type="string">
            <text:p>Students</text:p>
          </table:table-cell>
          <table:table-cell table:formula="of:=[.E28]+7" office:value-type="date" office:date-value="2025-05-20" calcext:value-type="date">
            <text:p>2025-05-20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Final Report</text:p>
          </table:table-cell>
        </table:table-row>
      </table:table>
      <table:named-expressions/>
      <table:database-ranges>
        <table:database-range table:name="__Anonymous_Sheet_DB__0" table:target-range-address="key_dates.A1:key_dates.G1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10:35:36.0410205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1T11:58:08.026685255</dc:date>
    <meta:editing-duration>PT1H38M10S</meta:editing-duration>
    <meta:editing-cycles>7</meta:editing-cycles>
    <meta:generator>LibreOffice/24.8.4.2$MacOSX_AARCH64 LibreOffice_project/bb3cfa12c7b1bf994ecc5649a80400d06cd71002</meta:generator>
    <meta:document-statistic meta:table-count="1" meta:cell-count="164" meta:object-count="0"/>
  </office:meta>
</office:document-meta>
</file>